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49375" officeooo:paragraph-rsid="00049375"/>
    </style:style>
    <style:style style:name="P2" style:family="paragraph" style:parent-style-name="Preformatted_20_Text">
      <style:text-properties officeooo:rsid="0004f959" officeooo:paragraph-rsid="0004f959"/>
    </style:style>
    <style:style style:name="P3" style:family="paragraph" style:parent-style-name="Preformatted_20_Text">
      <style:text-properties officeooo:rsid="0006c091" officeooo:paragraph-rsid="0006c091"/>
    </style:style>
    <style:style style:name="P4" style:family="paragraph" style:parent-style-name="Preformatted_20_Text">
      <style:text-properties officeooo:rsid="00079370" officeooo:paragraph-rsid="00079370"/>
    </style:style>
    <style:style style:name="P5" style:family="paragraph" style:parent-style-name="Text_20_body">
      <style:text-properties officeooo:rsid="00079370" officeooo:paragraph-rsid="00079370"/>
    </style:style>
    <style:style style:name="P6" style:family="paragraph" style:parent-style-name="Text_20_body">
      <style:text-properties officeooo:rsid="00082c81" officeooo:paragraph-rsid="00082c81"/>
    </style:style>
    <style:style style:name="P7" style:family="paragraph" style:parent-style-name="Text_20_body">
      <style:text-properties officeooo:rsid="00082c81" officeooo:paragraph-rsid="000d08c4"/>
    </style:style>
    <style:style style:name="P8" style:family="paragraph" style:parent-style-name="Text_20_body">
      <style:text-properties officeooo:rsid="0009d623" officeooo:paragraph-rsid="0009d623"/>
    </style:style>
    <style:style style:name="P9" style:family="paragraph" style:parent-style-name="Text_20_body">
      <style:text-properties officeooo:rsid="000eb202" officeooo:paragraph-rsid="000eb202"/>
    </style:style>
    <style:style style:name="P10" style:family="paragraph" style:parent-style-name="Text_20_body">
      <style:text-properties officeooo:rsid="00104086" officeooo:paragraph-rsid="00104086"/>
    </style:style>
    <style:style style:name="P11" style:family="paragraph" style:parent-style-name="Text_20_body">
      <style:text-properties officeooo:rsid="00116773" officeooo:paragraph-rsid="00116773"/>
    </style:style>
    <style:style style:name="P12" style:family="paragraph" style:parent-style-name="Text_20_body">
      <style:text-properties officeooo:rsid="001299ff" officeooo:paragraph-rsid="001299ff"/>
    </style:style>
    <style:style style:name="P13" style:family="paragraph" style:parent-style-name="Text_20_body">
      <style:text-properties officeooo:rsid="0013101d" officeooo:paragraph-rsid="0013101d"/>
    </style:style>
    <style:style style:name="P14" style:family="paragraph" style:parent-style-name="Text_20_body">
      <style:text-properties officeooo:rsid="0014e304" officeooo:paragraph-rsid="0014e304"/>
    </style:style>
    <style:style style:name="P15" style:family="paragraph" style:parent-style-name="Text_20_body">
      <style:text-properties officeooo:rsid="00165a29" officeooo:paragraph-rsid="00165a29"/>
    </style:style>
    <style:style style:name="P16" style:family="paragraph" style:parent-style-name="Text_20_body">
      <style:text-properties officeooo:rsid="0019112a" officeooo:paragraph-rsid="0019112a"/>
    </style:style>
    <style:style style:name="P17" style:family="paragraph" style:parent-style-name="Heading_20_1">
      <style:paragraph-properties fo:break-before="page"/>
    </style:style>
    <style:style style:name="P18" style:family="paragraph" style:parent-style-name="Text_20_body">
      <style:text-properties officeooo:rsid="000cd27f" officeooo:paragraph-rsid="000d08c4"/>
    </style:style>
    <style:style style:name="P19" style:family="paragraph" style:parent-style-name="Text_20_body">
      <style:text-properties officeooo:rsid="001ace3c" officeooo:paragraph-rsid="001ace3c"/>
    </style:style>
    <style:style style:name="P20" style:family="paragraph" style:parent-style-name="Text_20_body">
      <style:text-properties officeooo:rsid="001bf9cf" officeooo:paragraph-rsid="001bf9cf"/>
    </style:style>
    <style:style style:name="P21" style:family="paragraph" style:parent-style-name="Text_20_body">
      <style:text-properties officeooo:rsid="001d998f" officeooo:paragraph-rsid="001d998f"/>
    </style:style>
    <style:style style:name="P22" style:family="paragraph" style:parent-style-name="Text_20_body">
      <style:text-properties officeooo:rsid="001f503e" officeooo:paragraph-rsid="001f503e"/>
    </style:style>
    <style:style style:name="P23" style:family="paragraph" style:parent-style-name="Text_20_body">
      <style:text-properties officeooo:rsid="001f6551" officeooo:paragraph-rsid="001f6551"/>
    </style:style>
    <style:style style:name="P24" style:family="paragraph" style:parent-style-name="Text_20_body">
      <style:text-properties officeooo:rsid="00208963" officeooo:paragraph-rsid="00208963"/>
    </style:style>
    <style:style style:name="P25" style:family="paragraph" style:parent-style-name="Text_20_body">
      <style:text-properties officeooo:rsid="002208bc" officeooo:paragraph-rsid="002208bc"/>
    </style:style>
    <style:style style:name="P26" style:family="paragraph" style:parent-style-name="Text_20_body">
      <style:text-properties officeooo:rsid="002260b1" officeooo:paragraph-rsid="002260b1"/>
    </style:style>
    <style:style style:name="P27" style:family="paragraph" style:parent-style-name="Text_20_body">
      <style:text-properties officeooo:rsid="00243013" officeooo:paragraph-rsid="00243013"/>
    </style:style>
    <style:style style:name="T1" style:family="text">
      <style:text-properties officeooo:rsid="000bd089"/>
    </style:style>
    <style:style style:name="T2" style:family="text">
      <style:text-properties officeooo:rsid="000cd27f"/>
    </style:style>
    <style:style style:name="T3" style:family="text">
      <style:text-properties officeooo:rsid="000d08c4"/>
    </style:style>
    <style:style style:name="T4" style:family="text">
      <style:text-properties officeooo:rsid="000d9a0f"/>
    </style:style>
    <style:style style:name="T5" style:family="text">
      <style:text-properties officeooo:rsid="001ace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TML e CSS: form, flexbox e responsividade</text:p>
      <text:p text:style-name="Preformatted_20_Text">Dia 1: forms</text:p>
      <text:p text:style-name="Preformatted_20_Text">25/11</text:p>
      <text:p text:style-name="Preformatted_20_Text"><text:s text:c="4"/>• Formulários para coletar dados;</text:p>
      <text:p text:style-name="Preformatted_20_Text"><text:s text:c="4"/>• tag: form → dentro do body.</text:p>
      <text:p text:style-name="Preformatted_20_Text">Propriedades</text:p>
      <text:p text:style-name="Preformatted_20_Text"><text:s text:c="4"/>• Action → para onde os dados serão enviados;</text:p>
      <text:p text:style-name="Preformatted_20_Text"><text:s text:c="4"/>• method → GET ou POST; get envia dados através da url, post é quando enviamos por outro ambiente sem ser a url.</text:p>
      <text:p text:style-name="Preformatted_20_Text"><text:s text:c="4"/>• Dentro do form colocamos o formulário nas tags: input. → type=’text’ name=’texto’;</text:p>
      <text:p text:style-name="Preformatted_20_Text"><text:s text:c="4"/>• Outra tag: button → type=’submit’ → serve para submeter os dados do usuário. Precisa estar dentro do form. Na url ele diz para onde está enviando os dados do input.</text:p>
      <text:p text:style-name="Preformatted_20_Text">Input</text:p>
      <text:h text:style-name="Heading_20_2" text:outline-level="2">Propriedades</text:h>
      <text:p text:style-name="Preformatted_20_Text"><text:s text:c="4"/>• Type= existem vários tipos;</text:p>
      <text:p text:style-name="Preformatted_20_Text"><text:s text:c="4"/>• placeholder= “texto dentro do próprio input”</text:p>
      <text:p text:style-name="Preformatted_20_Text"><text:s text:c="4"/>• required → deixa o campo obrigatório, não precisa atribuir nada nele;</text:p>
      <text:p text:style-name="Preformatted_20_Text"><text:s text:c="4"/>• Podemos por classes nesse input.</text:p>
      <text:p text:style-name="Preformatted_20_Text"><text:s text:c="4"/>• value=”deixa o campo pré-preenchido.</text:p>
      <text:p text:style-name="Preformatted_20_Text"><text:s text:c="4"/>• name=”nome do campo quando colocamos o valor, vai na url ao submeter o formulário”</text:p>
      <text:p text:style-name="Preformatted_20_Text"><text:s text:c="4"/>• id → serve para manipular o elemento.</text:p>
      <text:p text:style-name="Preformatted_20_Text">Types</text:p>
      <text:p text:style-name="Preformatted_20_Text"><text:s text:c="4"/>• Checkbox → checar em caixinhas; Já vim pré-marcado: checked; Dar o mesmo name a todas as opções para estarem vinculadas. Cada um terá um value. Cada um pode ter um id.</text:p>
      <text:p text:style-name="Preformatted_20_Text"><text:s text:c="4"/>• radio → bolinha para escolher somente uma opção no mesmo contexto precisa estar com o mesmo name. Cada um pode ter um id. Colocar a tag input dentro da tag label para selecionar o elemento ao clicar em qualquer parte dele.</text:p>
      <text:p text:style-name="Preformatted_20_Text"><text:s text:c="4"/>• Password → todo que é digitado aparece como uma bolinha de senha. Depois pode por uma tag button com o type submit.</text:p>
      <text:p text:style-name="Preformatted_20_Text"><text:s text:c="4"/>• File → envia arquivo, podemos por name e id.</text:p>
      <text:p text:style-name="Preformatted_20_Text"/>
      <text:p text:style-name="Preformatted_20_Text">Label</text:p>
      <text:p text:style-name="Preformatted_20_Text"><text:s text:c="4"/>• Vem antes do input, é uma etiqueta para o input;</text:p>
      <text:p text:style-name="Preformatted_20_Text">Propriedades</text:p>
      <text:p text:style-name="Preformatted_20_Text"><text:s text:c="4"/>• For=’valor do id do input’ → vincula ao input.</text:p>
      <text:p text:style-name="Preformatted_20_Text">Textarea</text:p>
      <text:p text:style-name="Preformatted_20_Text"><text:s text:c="4"/>• Campo para por muitas informações. </text:p>
      <text:p text:style-name="Preformatted_20_Text"><text:s text:c="4"/>• Propriedades: rows=”5” → linhas; cols=”2”→ colunas.</text:p>
      <text:p text:style-name="Preformatted_20_Text">Select</text:p>
      <text:p text:style-name="Preformatted_20_Text"><text:s text:c="4"/>• Dentro da tag selected colocar a tag option.</text:p>
      <text:p text:style-name="Preformatted_20_Text"><text:s text:c="4"/>• Option → value de cada elemento.</text:p>
      <text:p text:style-name="Preformatted_20_Text"><text:s text:c="4"/>• Nome dentro da tag option.</text:p>
      <text:h text:style-name="Heading_20_2" text:outline-level="2">Types</text:h>
      <text:p text:style-name="Preformatted_20_Text">De modo geral, estes são os types que podem ser usados de acordo com a aplicação do campo input:</text:p>
      <text:p text:style-name="Preformatted_20_Text"><text:s text:c="4"/>• button : define um botão;</text:p>
      <text:p text:style-name="Preformatted_20_Text"><text:s text:c="4"/>• checkbox : permite que o usuário selecione ZERO ou MAIS opções de um número limitado de escolhas;</text:p>
      <text:p text:style-name="Preformatted_20_Text"><text:s text:c="4"/>• color : campos de entrada que devem conter uma cor para selecionar;</text:p>
      <text:p text:style-name="Preformatted_20_Text"><text:s text:c="4"/>• date : campos de entrada que devem conter uma data;</text:p>
      <text:p text:style-name="Preformatted_20_Text"><text:s text:c="4"/>• datetime-local : campo de entrada de data e hora, sem fuso horário;</text:p>
      <text:p text:style-name="Preformatted_20_Text"><text:s text:c="4"/>• email : campos de entrada que devem conter um endereço de e-mail;</text:p>
      <text:p text:style-name="Preformatted_20_Text"><text:s text:c="4"/>• file : campo de seleção de arquivo e um botão "Procurar" para uploads de arquivos;</text:p>
      <text:p text:style-name="Preformatted_20_Text"><text:s text:c="4"/>• month : permite ao usuário selecionar um mês e ano;</text:p>
      <text:p text:style-name="Preformatted_20_Text"><text:s text:c="4"/>• number : define um campo de entrada numérico;</text:p>
      <text:p text:style-name="Preformatted_20_Text"><text:soft-page-break/><text:s text:c="4"/>• password : os caracteres do campo de senha são mascarados (mostrados como asteriscos ou círculos);</text:p>
      <text:p text:style-name="Preformatted_20_Text"><text:s text:c="4"/>• radio : permite que um usuário selecione APENAS UMA de um número limitado de opções;</text:p>
      <text:p text:style-name="Preformatted_20_Text"><text:s text:c="4"/>• range : define um controle para inserir um número (como um controle deslizante). Intervalo padrão é de 0 a 100;</text:p>
      <text:p text:style-name="Preformatted_20_Text"><text:s text:c="4"/>• reset : redefinirá todos os valores do formulário para seus valores padrão;</text:p>
      <text:p text:style-name="Preformatted_20_Text"><text:s text:c="4"/>• search : usado para campos de pesquisa;</text:p>
      <text:p text:style-name="Preformatted_20_Text"><text:s text:c="4"/>• submit : envia dados de formulário a um manipulador de formulários(especificado na action do form );</text:p>
      <text:p text:style-name="Preformatted_20_Text"><text:s text:c="4"/>• tel : campos de entrada que devem conter um número de telefone;</text:p>
      <text:p text:style-name="Preformatted_20_Text"><text:s text:c="4"/>• text : campo de entrada de texto de linha única; → default.</text:p>
      <text:p text:style-name="Preformatted_20_Text"><text:s text:c="4"/>• time : permite que o usuário selecione um horário (sem fuso horário);</text:p>
      <text:p text:style-name="Preformatted_20_Text"><text:s text:c="4"/>• url : campos de entrada que devem conter um endereço URL;</text:p>
      <text:p text:style-name="Preformatted_20_Text"><text:s text:c="4"/>• week : permite ao usuário selecionar uma semana e um ano.</text:p>
      <text:p text:style-name="Preformatted_20_Text"/>
      <text:p text:style-name="Preformatted_20_Text"/>
      <text:p text:style-name="Preformatted_20_Text">Propriedades</text:p>
      <text:p text:style-name="Preformatted_20_Text"><text:s text:c="4"/>• value : especifica um valor inicial para um campo de entrada;</text:p>
      <text:p text:style-name="Preformatted_20_Text"><text:s text:c="4"/>• readonly : especifica que um campo de entrada é somente leitura;</text:p>
      <text:p text:style-name="Preformatted_20_Text"><text:s text:c="4"/>• disabled : especifica que um campo de entrada deve ser desativado;</text:p>
      <text:p text:style-name="Preformatted_20_Text"><text:s text:c="4"/>• size : especifica a largura visível, em caracteres, de um campo de entrada;</text:p>
      <text:p text:style-name="Preformatted_20_Text"><text:s text:c="4"/>• maxlength : especifica o número máximo de caracteres permitidos em um campo de entrada;</text:p>
      <text:p text:style-name="Preformatted_20_Text"><text:s text:c="4"/>• min e max : especificam os valores mínimo e máximo para um campo de entrada;</text:p>
      <text:p text:style-name="Preformatted_20_Text"><text:s text:c="4"/>• multiple : especifica que o usuário tem permissão para inserir mais de um valor em um campo de entrada;</text:p>
      <text:p text:style-name="Preformatted_20_Text"><text:s text:c="4"/>• pattern : especifica uma expressão regular em relação à qual o valor do campo de entrada é verificado;</text:p>
      <text:p text:style-name="Preformatted_20_Text"><text:s text:c="4"/>• placeholder : especifica uma dica curta que descreve o valor esperado de um campo de entrada;</text:p>
      <text:p text:style-name="Preformatted_20_Text"><text:s text:c="4"/>• required : especifica que um campo de entrada deve ser preenchido antes de enviar o formulário;</text:p>
      <text:p text:style-name="Preformatted_20_Text"><text:s text:c="4"/>• step : especifica os intervalos de números válidos para um campo de entrada;</text:p>
      <text:p text:style-name="Preformatted_20_Text"><text:s text:c="4"/>• autofocus : especifica que um campo de entrada deve obter foco automaticamente quando a página é carregada;</text:p>
      <text:p text:style-name="Preformatted_20_Text"><text:s text:c="4"/>• height e width : especificam a altura e a largura de um elemento;</text:p>
      <text:p text:style-name="Preformatted_20_Text"><text:s text:c="4"/>• autocomplete : especifica se um campo de entrada deve ter o preenchimento automático ativado ou desativado.</text:p>
      <text:p text:style-name="Preformatted_20_Text">Criando formulário</text:p>
      <text:p text:style-name="Preformatted_20_Text">O submit atualiza a página automaticamente.</text:p>
      <text:p text:style-name="Preformatted_20_Text">Tirar comportamento padrão do button com submit → Colocar um event como paramêtro da function. Dentro dela digitar: event.preventDefault();</text:p>
      <text:p text:style-name="Preformatted_20_Text">O submit envia os dados do formulário, mas como não estamos salvando ele se perde. No console tem uma opção de prevent log que dá para ver os dados inseridos mesmo sem o prevent, mas o prersent tira o comportamento padrão do button com submit.</text:p>
      <text:p text:style-name="Preformatted_20_Text"/>
      <text:p text:style-name="Preformatted_20_Text"/>
      <text:h text:style-name="Heading_20_1" text:outline-level="1">Aula ao vivo</text:h>
      <text:p text:style-name="Preformatted_20_Text">URL</text:p>
      <text:p text:style-name="Preformatted_20_Text">Antes do ponto de interrogação: pathname → caminho.</text:p>
      <text:p text:style-name="Preformatted_20_Text">Após o ponto de interrogação: searchname → onde estou enviando a info e o site vai me trazer de volta algo na tela.</text:p>
      <text:p text:style-name="Preformatted_20_Text">Método GET: pedido por url, depois do ponto consigo ver todo o caminho. Posso pedir coisas ao backend pelo JS de forma que não aparece na URL e a pessoa não vê, mas se abrir o console em network dá para ver as requisições.</text:p>
      <text:p text:style-name="Preformatted_20_Text"><text:soft-page-break/>O POST pode ser escondido, mas também pode não ser. As requisições do POST também ficam no network.</text:p>
      <text:p text:style-name="Preformatted_20_Text">No atributo action eu direciono para a página onde quero mandar, se não fizer isso ele recarrega a própria página.</text:p>
      <text:p text:style-name="Preformatted_20_Text">O que ativa a tag forma é uma tag button type sumit.</text:p>
      <text:p text:style-name="P1">O input é uma tag componente o que significa que ela vem pré-pronta pelo react.</text:p>
      <text:p text:style-name="P2">Tipos de input: <text:a xlink:type="simple" xlink:href="https://www.w3schools.com/html/html_form_input_types.asp" text:style-name="Internet_20_link" text:visited-style-name="Visited_20_Internet_20_Link">https://www.w3schools.com/html/html_form_input_types.asp</text:a></text:p>
      <text:p text:style-name="P3">Todo componente do formulário precisa ter o atributo name.</text:p>
      <text:p text:style-name="P4">Na URL cada input é separado pelo &amp;.</text:p>
      <text:h text:style-name="Heading_20_2" text:outline-level="2">Input radio</text:h>
      <text:p text:style-name="P5">Para marcar somente um é preciso que tenham o mesmo name.</text:p>
      <text:h text:style-name="Heading_20_2" text:outline-level="2">Label</text:h>
      <text:p text:style-name="P5">A label sabe quem é seu valor através do for que é igual ao id da entrada que ela recebe.</text:p>
      <text:h text:style-name="Heading_20_2" text:outline-level="2">Fieldset</text:h>
      <text:p text:style-name="P5">Toda vez que temos um fildset precisamos de uma tag legend porque ela legenda esse campo do formulário. &lt;legend&gt;Seção&lt;/legend&gt;</text:p>
      <text:h text:style-name="Heading_20_2" text:outline-level="2">select</text:h>
      <text:p text:style-name="P6">Funciona como o ul, ol que dentro colocamos os li.</text:p>
      <text:p text:style-name="P8">Cada option precisa ter um <text:span text:style-name="T1">atributo </text:span>value para quandar o valor da variável.</text:p>
      <text:p text:style-name="P7">Colocar um valor padrão <text:span text:style-name="T2">de campo vazio: &lt;option </text:span><text:span text:style-name="T3">selected value</text:span><text:span text:style-name="T2">&gt;</text:span><text:span text:style-name="T3">Selecione um valor&lt;/option&gt; → colocar o value sem nada faz o campo não poder ser selecionado. </text:span><text:span text:style-name="T4">Somente com isso o required funciona.</text:span></text:p>
      <text:h text:style-name="Heading_20_1" text:outline-level="1">Textarea</text:h>
      <text:p text:style-name="P9">Cria um campo gigante para digitar um texto. Cada caracter conta como uma coluna do atributo cols.</text:p>
      <text:h text:style-name="Heading_20_2" text:outline-level="2">Checkbox</text:h>
      <text:p text:style-name="P10">O for do label precisa ser igual ao id do input. Cada checkbox precisa ter o mesmo name.</text:p>
      <text:h text:style-name="Heading_20_1" text:outline-level="1">CSS</text:h>
      <text:p text:style-name="P11">A tag form se comporta como uma div.</text:p>
      <text:p text:style-name="P12">Componente form não tem quebra de linha de fábrica, por isso é uma prática usar uma div para conter cada input.</text:p>
      <text:p text:style-name="P12">Conversar com uma tag que tenha um atributo especifico: .classe input[type=’text] {}</text:p>
      <text:p text:style-name="P13">Prevenir padrão de fábrica do button: event.preventDefault();</text:p>
      <text:p text:style-name="P13">Submeter manualmente: idDoFormulario.submit();</text:p>
      <text:p text:style-name="P14"><text:soft-page-break/>Mandar para outra página: endereçar no atributo action do form.</text:p>
      <text:p text:style-name="P15">document.location.search → recuperar informação submetida. Precisamos transformar a string em array para recuperar os valores.</text:p>
      <text:p text:style-name="P15"/>
      <text:p text:style-name="P16">Chamar script no inicio: usar propriedade defer.</text:p>
      <text:p text:style-name="P18"><text:s/><text:span text:style-name="T5">Outros types: </text:span><text:a xlink:type="simple" xlink:href="https://www.w3schools.com/html/html_form_attributes.asp" text:style-name="Internet_20_link" text:visited-style-name="Visited_20_Internet_20_Link"><text:span text:style-name="T5">https://www.w3schools.com/html/html_form_attributes.asp</text:span></text:a></text:p>
      <text:p text:style-name="P19">O select tem um type parecido que é o list com a tag datalist e option. Link acima..</text:p>
      <text:p text:style-name="P20">Tudo sobre type e restrições: <text:a xlink:type="simple" xlink:href="https://www.w3schools.com/html/html_form_input_types.asp" text:style-name="Internet_20_link" text:visited-style-name="Visited_20_Internet_20_Link">https://www.w3schools.com/html/html_form_input_types.asp</text:a></text:p>
      <text:p text:style-name="P21">Criando um formulário com w3: <text:a xlink:type="simple" xlink:href="https://www.w3schools.com/howto/howto_css_register_form.asp" text:style-name="Internet_20_link" text:visited-style-name="Visited_20_Internet_20_Link">https://www.w3schools.com/howto/howto_css_register_form.asp</text:a></text:p>
      <text:p text:style-name="P22">Alert =&gt; global.alert(‘’);</text:p>
      <text:p text:style-name="P23">Regex → <text:a xlink:type="simple" xlink:href="https://regexr.com/" text:style-name="Internet_20_link" text:visited-style-name="Visited_20_Internet_20_Link">https://regexr.com/</text:a></text:p>
      <text:p text:style-name="P24">Saber se uma valor é um número: isNaN(variavel) = Se não for um número retorna true.</text:p>
      <text:h text:style-name="P17" text:outline-level="1">Dia 2: bibliotecas</text:h>
      <text:p text:style-name="P25">26/11</text:p>
      <text:p text:style-name="P26">Bibliotecas para sites responsivos:</text:p>
      <text:p text:style-name="P26"><text:a xlink:type="simple" xlink:href="https://bulma.io/" text:style-name="Internet_20_link" text:visited-style-name="Visited_20_Internet_20_Link">https://bulma.io/</text:a></text:p>
      <text:p text:style-name="P26"><text:a xlink:type="simple" xlink:href="https://getbootstrap.com/" text:style-name="Internet_20_link" text:visited-style-name="Visited_20_Internet_20_Link">https://getbootstrap.com/</text:a></text:p>
      <text:p text:style-name="P26"><text:a xlink:type="simple" xlink:href="https://semantic-ui.com/" text:style-name="Internet_20_link" text:visited-style-name="Visited_20_Internet_20_Link">https://semantic-ui.com/</text:a></text:p>
      <text:p text:style-name="P26"><text:a xlink:type="simple" xlink:href="https://materializecss.com/" text:style-name="Internet_20_link" text:visited-style-name="Visited_20_Internet_20_Link">https://materializecss.com/</text:a></text:p>
      <text:p text:style-name="P26">Bibliotecas são arquivos em JS e CSS com código pronto que pode ser utilizado.</text:p>
      <text:p text:style-name="P27">Referenciamos a biblioteca e a utilizamos no nosso códig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26T14:57:00.914760642</dc:date>
    <meta:editing-duration>PT6H25M54S</meta:editing-duration>
    <meta:editing-cycles>28</meta:editing-cycles>
    <meta:generator>LibreOffice/6.4.7.2$Linux_X86_64 LibreOffice_project/40$Build-2</meta:generator>
    <meta:document-statistic meta:table-count="0" meta:image-count="0" meta:object-count="0" meta:page-count="5" meta:paragraph-count="127" meta:word-count="1387" meta:character-count="8248" meta:non-whitespace-character-count="6754"/>
  </office:meta>
</office:document-meta>
</file>